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9882in"/>
    </style:style>
    <style:style style:name="co4" style:family="table-column">
      <style:table-column-properties fo:break-before="auto" style:column-width="2.5598in"/>
    </style:style>
    <style:style style:name="co5" style:family="table-column">
      <style:table-column-properties fo:break-before="auto" style:column-width="1.3638in"/>
    </style:style>
    <style:style style:name="co6" style:family="table-column">
      <style:table-column-properties fo:break-before="auto" style:column-width="1.5665in"/>
    </style:style>
    <style:style style:name="co7" style:family="table-column">
      <style:table-column-properties fo:break-before="auto" style:column-width="0.972in"/>
    </style:style>
    <style:style style:name="co8" style:family="table-column">
      <style:table-column-properties fo:break-before="auto" style:column-width="1.9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Temps (ns)</text:p>
          </table:table-cell>
          <table:table-cell office:value-type="string" calcext:value-type="string">
            <text:p>Registre d'entré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00000000000000000000000000000000</text:p>
          </table:table-cell>
          <table:covered-table-cell/>
          <table:table-cell table:style-name="ce1" office:value-type="string" calcext:value-type="string" table:number-columns-spanned="2" table:number-rows-spanned="1">
            <text:p>11111111111111111111111111111111</text:p>
          </table:table-cell>
          <table:covered-table-cell/>
          <table:table-cell table:style-name="ce1" office:value-type="string" calcext:value-type="string" table:number-columns-spanned="2" table:number-rows-spanned="1">
            <text:p>01101100111010111000101110110101</text:p>
          </table:table-cell>
          <table:covered-table-cell office:value-type="string" calcext:value-type="string">
            <text:p>01101100111010111000101110110101</text:p>
          </table:covered-table-cell>
        </table:table-row>
        <table:table-row table:style-name="ro2">
          <table:table-cell table:number-columns-repeated="2"/>
          <table:table-cell office:value-type="string" calcext:value-type="string">
            <text:p>Théorie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éorie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éorie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[.H6]-4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700000" calcext:value-type="float">
            <text:p>700000</text:p>
          </table:table-cell>
          <table:table-cell office:value-type="float" office:value="700040" calcext:value-type="float">
            <text:p>700040</text:p>
          </table:table-cell>
          <table:table-cell office:value-type="float" office:value="1699600" calcext:value-type="float">
            <text:p>1699600</text:p>
          </table:table-cell>
          <table:table-cell office:value-type="float" office:value="1699640" calcext:value-type="float">
            <text:p>1699640</text:p>
          </table:table-cell>
          <table:table-cell table:formula="of:=[.H7]-40" office:value-type="float" office:value="1409520" calcext:value-type="float">
            <text:p>1409520</text:p>
          </table:table-cell>
          <table:table-cell office:value-type="float" office:value="1409560" calcext:value-type="float">
            <text:p>1409560</text:p>
          </table:table-cell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[.H8]-4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700000" calcext:value-type="float">
            <text:p>700000</text:p>
          </table:table-cell>
          <table:table-cell office:value-type="float" office:value="700040" calcext:value-type="float">
            <text:p>700040</text:p>
          </table:table-cell>
          <table:table-cell office:value-type="float" office:value="1699600" calcext:value-type="float">
            <text:p>1699600</text:p>
          </table:table-cell>
          <table:table-cell office:value-type="float" office:value="1699640" calcext:value-type="float">
            <text:p>1699640</text:p>
          </table:table-cell>
          <table:table-cell table:formula="of:=[.H9]-40" office:value-type="float" office:value="1244880" calcext:value-type="float">
            <text:p>1244880</text:p>
          </table:table-cell>
          <table:table-cell office:value-type="float" office:value="1244920" calcext:value-type="float">
            <text:p>1244920</text:p>
          </table:table-cell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[.H10]-4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700000" calcext:value-type="float">
            <text:p>700000</text:p>
          </table:table-cell>
          <table:table-cell office:value-type="float" office:value="700040" calcext:value-type="float">
            <text:p>700040</text:p>
          </table:table-cell>
          <table:table-cell office:value-type="float" office:value="1699600" calcext:value-type="float">
            <text:p>1699600</text:p>
          </table:table-cell>
          <table:table-cell office:value-type="float" office:value="1699640" calcext:value-type="float">
            <text:p>1699640</text:p>
          </table:table-cell>
          <table:table-cell table:formula="of:=[.H11]-40" office:value-type="float" office:value="1621200" calcext:value-type="float">
            <text:p>1621200</text:p>
          </table:table-cell>
          <table:table-cell office:value-type="float" office:value="1621240" calcext:value-type="float">
            <text:p>1621240</text:p>
          </table:table-cell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[.H12]-4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700000" calcext:value-type="float">
            <text:p>700000</text:p>
          </table:table-cell>
          <table:table-cell office:value-type="float" office:value="700040" calcext:value-type="float">
            <text:p>700040</text:p>
          </table:table-cell>
          <table:table-cell office:value-type="float" office:value="1699600" calcext:value-type="float">
            <text:p>1699600</text:p>
          </table:table-cell>
          <table:table-cell office:value-type="float" office:value="1699640" calcext:value-type="float">
            <text:p>1699640</text:p>
          </table:table-cell>
          <table:table-cell table:formula="of:=[.H13]-40" office:value-type="float" office:value="1123360" calcext:value-type="float">
            <text:p>1123360</text:p>
          </table:table-cell>
          <table:table-cell office:value-type="float" office:value="1123400" calcext:value-type="float">
            <text:p>1123400</text:p>
          </table:table-cell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  <table:table-cell table:formula="of:=[.H14]-40" office:value-type="float" office:value="300000" calcext:value-type="float">
            <text:p>300000</text:p>
          </table:table-cell>
          <table:table-cell office:value-type="float" office:value="300040" calcext:value-type="float">
            <text:p>300040</text:p>
          </table:table-cell>
        </table:table-row>
        <table:table-row table:style-name="ro3">
          <table:table-cell/>
          <table:table-cell office:value-type="string" calcext:value-type="string">
            <text:p>Tsynch</text:p>
          </table:table-cell>
          <table:table-cell office:value-type="float" office:value="18200000" calcext:value-type="float">
            <text:p>18200000</text:p>
          </table:table-cell>
          <table:table-cell office:value-type="float" office:value="18200040" calcext:value-type="float">
            <text:p>18200040</text:p>
          </table:table-cell>
          <table:table-cell office:value-type="float" office:value="14201600" calcext:value-type="float">
            <text:p>14201600</text:p>
          </table:table-cell>
          <table:table-cell office:value-type="float" office:value="14201640" calcext:value-type="float">
            <text:p>14201640</text:p>
          </table:table-cell>
          <table:table-cell table:formula="of:=[.H15]-40" office:value-type="float" office:value="15601040" calcext:value-type="float">
            <text:p>15601040</text:p>
          </table:table-cell>
          <table:table-cell office:value-type="float" office:value="15601080" calcext:value-type="float">
            <text:p>15601080</text:p>
          </table:table-cell>
        </table:table-row>
        <table:table-row table:style-name="ro3">
          <table:table-cell/>
          <table:table-cell office:value-type="string" calcext:value-type="string">
            <text:p>Ttot</text:p>
          </table:table-cell>
          <table:table-cell table:formula="of:=SUM([.C6:.C15])" office:value-type="float" office:value="22500000" calcext:value-type="float">
            <text:p>22500000</text:p>
          </table:table-cell>
          <table:table-cell table:formula="of:=SUM([.D6:.D15])" office:value-type="float" office:value="22500400" calcext:value-type="float">
            <text:p>22500400</text:p>
          </table:table-cell>
          <table:table-cell table:formula="of:=SUM([.E6:.E15])" office:value-type="float" office:value="22500000" calcext:value-type="float">
            <text:p>22500000</text:p>
          </table:table-cell>
          <table:table-cell table:formula="of:=SUM([.F6:.F15])" office:value-type="float" office:value="22500400" calcext:value-type="float">
            <text:p>22500400</text:p>
          </table:table-cell>
          <table:table-cell table:formula="of:=SUM([.G6:.G15])" office:value-type="float" office:value="22500000" calcext:value-type="float">
            <text:p>22500000</text:p>
          </table:table-cell>
          <table:table-cell table:formula="of:=SUM([.H6:.H15])" office:value-type="float" office:value="22500400" calcext:value-type="float">
            <text:p>22500400</text:p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4:55:13.506486280</meta:creation-date>
    <dc:date>2017-12-19T17:36:21.918486535</dc:date>
    <meta:editing-duration>PT2H34M5S</meta:editing-duration>
    <meta:editing-cycles>6</meta:editing-cycles>
    <meta:generator>LibreOffice/4.1.2.3$Linux_X86_64 LibreOffice_project/40b2d7fde7e8d2d7bc5a449dc65df4d08a7dd38</meta:generator>
    <meta:document-statistic meta:table-count="1" meta:cell-count="89" meta:object-count="0"/>
  </office:meta>
</office:document-meta>
</file>